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3">
    </style:style>
    <style:style style:name="P8" style:family="paragraph" style:parent-style-name="Text_20_body" style:list-style-name="L4">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paragraph-properties fo:margin-top="0in" fo:margin-bottom="0in"/>
    </style:style>
  </office:automatic-styles>
  <office:body>
    <office:text>
      <text:p text:style-name="Title">First Program</text:p>
      <text:p text:style-name="Author"><text:a xlink:type="simple" xlink:href="https://csci-1301.github.io/about#authors" office:name=""><text:span text:style-name="Definition">https://csci-1301.github.io/about#authors</text:span></text:a></text:p>
      <text:p text:style-name="Date">May 24, 2021 (06:5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w-was-the-backup"/>How Was the Backup?<text:bookmark-end text:name="how-was-the-backup"/></text:h>
      <text:p text:style-name="First_20_paragraph">If you are now in the computer lab on the lab computer, download on the computer the files you saved during the previous lab and make sure you can still open the project with Visual Studio (VS). Build the solution and start the program without debugging. Practicing this routinely will help you in making sure you know how to backup, transfer, and work on projects.</text:p>
      <text:h text:style-name="Heading_20_1" text:outline-level="1"><text:bookmark-start text:name="re-using-and-editing"/>Re-using and Editing<text:bookmark-end text:name="re-using-and-editing"/></text:h>
      <text:p text:style-name="First_20_paragraph">Close Visual Studio (VS). With the file explorer, create a new folder (call it, for instance, <text:span text:style-name="NormalTok">02_lab</text:span>) and copy the <text:span text:style-name="NormalTok">Welcome</text:span> folder from the previous lab into it. In this exercise, you will rename and edit this copy.</text:p>
      <text:h text:style-name="Heading_20_2" text:outline-level="2"><text:bookmark-start text:name="renaming"/>Renaming<text:bookmark-end text:name="renaming"/></text:h>
      <text:p text:style-name="First_20_paragraph">Open the copy of the <text:span text:style-name="NormalTok">Welcome</text:span> folder that you just created with VS. Rename the solution <text:span text:style-name="T1">within</text:span> VS:</text:p>
      <text:list text:style-name="L1">
        <text:list-item>
          <text:p text:style-name="P1">Right-click on “Solution ‘Welcome’ (1 project)” in the Solution Explorer, select “Rename”, and rename it to “MyFirstProgram”.</text:p>
        </text:list-item>
        <text:list-item>
          <text:p text:style-name="P1">What change(s) do you notice in Visual Studio?</text:p>
        </text:list-item>
        <text:list-item>
          <text:p text:style-name="P1">Can you still build and debug your program?</text:p>
        </text:list-item>
        <text:list-item>
          <text:p text:style-name="P1">Look in the file explorer: did the name of the folder change? Did the name of the <text:span text:style-name="OperatorTok">.</text:span><text:span text:style-name="FunctionTok">sln</text:span> file change?</text:p>
        </text:list-item>
      </text:list>
      <text:p text:style-name="First_20_paragraph"><text:span text:style-name="T1">You should </text:span><text:span text:style-name="T2">not</text:span><text:span text:style-name="T1"> rename a solution with the file explorer: </text:span><text:span text:style-name="T2">always</text:span><text:span text:style-name="T1"> use VS to rename.</text:span></text:p>
      <text:h text:style-name="Heading_20_2" text:outline-level="2"><text:bookmark-start text:name="editing"/>Editing<text:bookmark-end text:name="editing"/></text:h>
      <text:p text:style-name="First_20_paragraph">We will now change (edit) our “MyFirstProgram” solution.</text:p>
      <text:list text:style-name="L2">
        <text:list-item>
          <text:p text:style-name="P2">In <text:span text:style-name="NormalTok">program</text:span><text:span text:style-name="OperatorTok">.</text:span><text:span text:style-name="FunctionTok">cs</text:span>, replace <text:span text:style-name="StringTok">"Welcome to the lab portion of CSCI 1301!"</text:span> with <text:span text:style-name="StringTok">"This is my first program."</text:span>.</text:p>
        </text:list-item>
        <text:list-item>
          <text:p text:style-name="P2">Build the solution and start the program without debugging. Do you notice any change(s)?</text:p>
        </text:list-item>
        <text:list-item>
          <text:p text:style-name="P2">Insert a new line after <text:span text:style-name="CommentTok">// This is an in-line comment.</text:span> and before the first <text:span text:style-name="OperatorTok">}</text:span> sign, and paste the following:</text:p>
          <text:p text:style-name="P3">Console.Write("This is my second message."); </text:p>
        </text:list-item>
        <text:list-item>
          <text:p text:style-name="P2">Build the solution and start the program without debugging. Do you notice any change(s)?</text:p>
        </text:list-item>
        <text:list-item>
          <text:p text:style-name="P2">Insert another new line after the one you just created and paste the following:</text:p>
          <text:p text:style-name="P4">Console.Write("This is my third message."); </text:p>
        </text:list-item>
        <text:list-item>
          <text:p text:style-name="P2">Build the solution and start the program without debugging. Can you notice the difference between <text:span text:style-name="NormalTok">WriteLine</text:span> and <text:span text:style-name="NormalTok">Write</text:span>?</text:p>
        </text:list-item>
        <text:list-item>
          <text:p text:style-name="P2">Insert another new line after the one you just created and paste the following:</text:p>
          <text:p text:style-name="P5">Console.Write("\t This is my fourth message."); </text:p>
        </text:list-item>
        <text:list-item>
          <text:p text:style-name="P2">Build the solution and start the program without debugging. Can you tell what <text:span text:style-name="NormalTok">\t</text:span> is doing?</text:p>
        </text:list-item>
        <text:list-item>
          <text:p text:style-name="P2">Insert another new line after the one you just created and paste the following:</text:p>
          <text:p text:style-name="P6">Console.Write("\n This \n is \n my fifth message.\n");</text:p>
        </text:list-item>
        <text:list-item>
          <text:p text:style-name="P2">Build the solution and start the program without debugging. You should see something like this:</text:p>
          <text:p text:style-name="P2"/>
          <text:p text:style-name="P2">Can you tell what <text:span text:style-name="NormalTok">\n</text:span> is doing?</text:p>
        </text:list-item>
        <text:list-item>
          <text:p text:style-name="P2">Have a look at <text:a xlink:type="simple" xlink:href="https://docs.microsoft.com/en-us/cpp/c-language/escape-sequences" office:name=""><text:span text:style-name="Definition">the documentation page on escape sequences</text:span></text:a> and edit your program by adding a statement that displays the <text:span text:style-name="NormalTok">\</text:span> and the <text:span text:style-name="StringTok">"</text:span> characters.</text:p>
        </text:list-item>
        <text:list-item>
          <text:p text:style-name="P2">Add a comment (using <text:span text:style-name="CommentTok">//</text:span> or <text:span text:style-name="CommentTok">/*</text:span> and <text:span text:style-name="OperatorTok">*/</text:span>) in your program.</text:p>
        </text:list-item>
      </text:list>
      <text:p text:style-name="First_20_paragraph">Make a back up of what you just did: upload the <text:span text:style-name="NormalTok">02_lab</text:span> folder you created previously on your remote backup or copy it on your thumb drive. <text:span text:style-name="T1">Do not</text:span> use the “Save as…” capacities of VS: close VS and copy / upload the folder “by hand” using the file explorer or a browser. Re-downloading or re-transfering it and re-opening it is a good way of making sure that your back up is correct.</text:p>
      <text:h text:style-name="Heading_20_1" text:outline-level="1"><text:bookmark-start text:name="your-first-new-project"/>Your First New Project<text:bookmark-end text:name="your-first-new-project"/></text:h>
      <text:p text:style-name="First_20_paragraph">This time you will not be given a project to load or to copy. You will start “from scratch”. Start by creating a folder for this lab.</text:p>
      <text:h text:style-name="Heading_20_2" text:outline-level="2"><text:bookmark-start text:name="starting-from-a-template"/>Starting from a template<text:bookmark-end text:name="starting-from-a-template"/></text:h>
      <text:p text:style-name="First_20_paragraph">We will first create a new project for Visual C# using the template for “Console App (.NET Framework)” or “(.NET Core)”. The difference between “.NET Framework” and “.NET Core” does not matter for this class.</text:p>
      <text:list text:style-name="L3">
        <text:list-item>
          <text:p text:style-name="P7">Launch Visual Studio.</text:p>
        </text:list-item>
        <text:list-item>
          <text:p text:style-name="P7">Create a new project using Ctrl + Shift + N or “File” → “New” → “Project”</text:p>
        </text:list-item>
        <text:list-item>
          <text:p text:style-name="P7">Find the “Console Application Visual C#” (a.k.a. “Console App (.NET Framework) Visual C#” or “(.NET Core)”; it does not make a difference for this class.) template by using Ctrl + E and then typing “Console”, or by navigating using the menu on the left panel: “Templates” → “Installed” → “Visual C#” → “Windows” → “Classic Desktop” (or “Installed” → “Visual C#” → “Classic Desktop”). If you can’t find it, follow the instructions in the note at <text:a xlink:type="simple" xlink:href="https://docs.microsoft.com/en-us/visualstudio/get-started/csharp/tutorial-console?view=vs-2019" office:name=""><text:span text:style-name="Definition">https://docs.microsoft.com/en-us/visualstudio/get-started/csharp/tutorial-console?view=vs-2019</text:span></text:a> to install it. Complete the next step before effectively creating the project.</text:p>
        </text:list-item>
        <text:list-item>
          <text:p text:style-name="P7">Enter “MyFirstProject” as the name of the project, and enter “MyFirstSolution” as the name of the solution. For the Location, choose a good place to save your solution; the best pick would be a folder you created for this lab.</text:p>
        </text:list-item>
        <text:list-item>
          <text:p text:style-name="P7">Leave the rest as is and click on “Create” or “Ok”.</text:p>
        </text:list-item>
        <text:list-item>
          <text:p text:style-name="P7">Now answer the following:</text:p>
          <text:list>
            <text:list-item>
              <text:p text:style-name="P7">A source code file appeared in the main window of VS. Compare this code with the code you studied previously: How are they different? How are they the same?</text:p>
            </text:list-item>
            <text:list-item>
              <text:p text:style-name="P7">Open a file explorer and navigate to the folder where you stored your project (i.e. the folder you chose in the “Location” field when you created it). Open the project’s folder and compare it with the folder for the <text:span text:style-name="NormalTok">Welcome</text:span> project: How are they different? How are they the same?</text:p>
            </text:list-item>
            <text:list-item>
              <text:p text:style-name="P7">Try to compile this code using Ctrl + Shift + B or <text:span text:style-name="NormalTok">Build</text:span> → <text:span text:style-name="NormalTok">Build solution</text:span>. Did the compilation succeed?</text:p>
            </text:list-item>
            <text:list-item>
              <text:p text:style-name="P7">Execute the code using Ctrl + F5 or <text:span text:style-name="NormalTok">Debug</text:span> → <text:span text:style-name="NormalTok">Start without Debugging</text:span>. What happened? Compare with what happened with the <text:span text:style-name="NormalTok">Welcome</text:span> project.</text:p>
            </text:list-item>
          </text:list>
        </text:list-item>
      </text:list>
      <text:h text:style-name="Heading_20_2" text:outline-level="2"><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4">
        <text:list-item>
          <text:p text:style-name="P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 Create a new line.</text:p>
        </text:list-item>
        <text:list-item>
          <text:p text:style-name="P8">Type <text:span text:style-name="NormalTok">Console</text:span>. The (at first sight annoying) auto-completion feature that displays suggestions and messages as soon as you start typing is called Intellisense. You can read about it at <text:a xlink:type="simple" xlink:href="https://docs.microsoft.com/en-us/visualstudio/ide/using-intellisense" office:name=""><text:span text:style-name="Definition">https://docs.microsoft.com/en-us/visualstudio/ide/using-intellisense</text:span></text:a>. You’ll probably end up using it a lot, but let’s not worry about that for now.</text:p>
        </text:list-item>
        <text:list-item>
          <text:p text:style-name="P8">Type in <text:span text:style-name="OperatorTok">.</text:span><text:span text:style-name="FunctionTok">Wri</text:span> after <text:span text:style-name="NormalTok">Console</text:span> (don’t forget the period!) and notice that Intellisense is already making good suggestions: you actually want to write <text:span text:style-name="NormalTok">WriteLine</text:span>! Either finish writing <text:span text:style-name="NormalTok">WriteLine</text:span> or select it from the menu that appears.</text:p>
        </text:list-item>
        <text:list-item>
          <text:p text:style-name="P8">Now type an open parenthesis, i.e. <text:span text:style-name="OperatorTok">(</text:span>, and notice that Intellisense closed it for you and is already displaying another message.</text:p>
        </text:list-item>
        <text:list-item>
          <text:p text:style-name="P8">Type the string of your choice between those two parenthesis, i.e. something like <text:span text:style-name="StringTok">"This is my first message"</text:span> (and don’t forget the quotes).</text:p>
          <text:p text:style-name="P8">At this point, your <text:span text:style-name="NormalTok">Main</text:span> method should look like this:</text:p>
          <text:p text:style-name="P9">static void Main(string[] args)</text:p>
          <text:p text:style-name="P10">{</text:p>
          <text:p text:style-name="P11"><text:s text:c="4"/>Console.WriteLine("This is my first message!")</text:p>
          <text:p text:style-name="P12">}</text:p>
        </text:list-item>
        <text:list-item>
          <text:p text:style-name="P8">Compile (build) your file. Oh no, something went wrong! Can you fix this problem?</text:p>
        </text:list-item>
        <text:list-item>
          <text:p text:style-name="P8">Once you can compile your program without errors, execute (run without debugging) it.</text:p>
        </text:list-item>
        <text:list-item>
          <text:p text:style-name="P8">Make a backup of your project.</text:p>
        </text:list-item>
      </text:list>
      <text:h text:style-name="Heading_20_1" text:outline-level="1"><text:bookmark-start text:name="exploring-the-documentation"/>Exploring the Documentation<text:bookmark-end text:name="exploring-the-documentation"/></text:h>
      <text:p text:style-name="First_20_paragraph">The documentation for Visual Studio and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All the documentation for Visual Studio is at <text:a xlink:type="simple" xlink:href="https://docs.microsoft.com/en-us/visualstudio/" office:name=""><text:span text:style-name="Definition">https://docs.microsoft.com/en-us/visualstudio/</text:span></text:a>. The documentation for C# is at <text:a xlink:type="simple" xlink:href="https://docs.microsoft.com/en-us/dotnet/csharp/" office:name=""><text:span text:style-name="Definition">https://docs.microsoft.com/en-us/dotnet/csharp/</text:span></text:a>. To get started, have a look at the first three paragraphs of <text:a xlink:type="simple" xlink:href="https://docs.microsoft.com/en-us/visualstudio/ide/creating-solutions-and-projects" office:name=""><text:span text:style-name="Definition">https://docs.microsoft.com/en-us/visualstudio/ide/creating-solutions-and-projects</text:span></text:a> (or at <text:a xlink:type="simple" xlink:href="https://docs.microsoft.com/en-us/visualstudio/mac/projects-and-solutions?view=vsmac-2019" office:name=""><text:span text:style-name="Definition">https://docs.microsoft.com/en-us/visualstudio/mac/projects-and-solutions?view=vsmac-2019</text:span></text:a> for Mac) and answer the following:</text:p>
      <text:list text:style-name="L5">
        <text:list-item>
          <text:p text:style-name="P13">What is a solution?</text:p>
        </text:list-item>
        <text:list-item>
          <text:p text:style-name="P13">What is a project?</text:p>
        </text:list-item>
        <text:list-item>
          <text:p text:style-name="P13">Which one contains the other: the solution or the project?</text:p>
        </text:list-item>
      </text:list>
      <text:p text:style-name="First_20_paragraph">Note that since we will only manipulate one project at a time, the distinction between solution and project will not be critical in this lab. That’s the reason why I wrote previously “create a new project” with the sense of “create a new solution and a new project in it”: we will never manipulate more than one project in a solution at a time.</text:p>
      <text:p text:style-name="Text_20_body">Finally,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1" text:outline-level="1"><text:bookmark-start text:name="more-about-displaying-characters-on-the-screen"/>More About Displaying Characters on the Screen<text:bookmark-end text:name="more-about-displaying-characters-on-the-screen"/></text:h>
      <text:list text:style-name="L6">
        <text:list-item>
          <text:p text:style-name="P14">Create a new project.</text:p>
        </text:list-item>
        <text:list-item>
          <text:p text:style-name="P14">Edit the <text:span text:style-name="NormalTok">Main</text:span> method so that when compiled and executed, your program will display the following on the screen:</text:p>
        </text:list-item>
      </text:list>
      <text:p text:style-name="P15"><text:s text:c="3"/>!</text:p>
      <text:p text:style-name="P16"><text:s text:c="2"/>!!!</text:p>
      <text:p text:style-name="P17">!!!!!!!</text:p>
      <text:p text:style-name="P18"/>
      <text:p text:style-name="P19">Press any key to continue . . .</text:p>
      <text:list text:style-name="L7">
        <text:list-item>
          <text:p text:style-name="P20">We will now use the <text:a xlink:type="simple" xlink:href="https://docs.microsoft.com/en-us/visualstudio/ide/finding-and-replacing-text?view=vs-2019" office:name=""><text:span text:style-name="Definition">“Find and Replace” feature of VS</text:span></text:a>.</text:p>
          <text:list>
            <text:list-item>
              <text:p text:style-name="P20">Hit “Edit” → “Find and Replace” → “Find in Files”, or press Ctrl + Shift + F.</text:p>
            </text:list-item>
            <text:list-item>
              <text:p text:style-name="P20">In the panel that appears, click on the “Replace in Files” tab, enter ! under “Find what:”, and * under “Replace with:”.</text:p>
            </text:list-item>
            <text:list-item>
              <text:p text:style-name="P20">Hit “Replace All” and note the modifications in your program.</text:p>
            </text:list-item>
          </text:list>
        </text:list-item>
        <text:list-item>
          <text:p text:style-name="P20">As you can see, this is a really useful feature of VS, but also a really dangerous one. If you were to replace all the "*" characters with “!”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First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51:59Z</meta:creation-date>
    <dc:date>2021-05-24T18:51:59Z</dc:date>
    <meta:user-defined meta:name="date" meta:value-type="string">May  24, 2021 (06:5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